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76758in" svg:y="0in" svg:width="10in" svg:height="1.27716in" presentation:class="title" presentation:placeholder="false">
          <draw:text-box>
            <text:p text:style-name="a383" text:class-names="" text:cond-style-name=""><text:span text:style-name="a381" text:class-names="">Sport Shop</text:span><text:span text:style-name="a382" text:class-names=""/></text:p>
          </draw:text-box>
          <svg:title/>
          <svg:desc/>
        </draw:frame>
        <draw:custom-shape svg:x="3.75229in" svg:y="2.67125in" svg:width="1.44954in" svg:height="0.48624in" draw:id="id64" draw:style-name="a388" draw:name="Oval 3">
          <svg:title/>
          <svg:desc/>
          <text:p text:style-name="a387" text:class-names="" text:cond-style-name=""><text:span text:style-name="a385" text:class-names="">Home</text:span><text:span text:style-name="a3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52905in" svg:y="2.67125in" svg:width="1.44954in" svg:height="0.48624in" draw:id="id65" draw:style-name="a392" draw:name="Oval 4">
          <svg:title/>
          <svg:desc/>
          <text:p text:style-name="a391" text:class-names="" text:cond-style-name=""><text:span text:style-name="a389" text:class-names="">Login</text:span><text:span text:style-name="a3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30581in" svg:y="2.67125in" svg:width="1.44954in" svg:height="0.48624in" draw:id="id66" draw:style-name="a398" draw:name="Oval 5">
          <svg:title/>
          <svg:desc/>
          <text:p text:style-name="a397" text:class-names="" text:cond-style-name=""><text:span text:style-name="a393" text:class-names="">Special</text:span><text:span text:style-name="a394" text:class-names=""><text:s text:c="1"/></text:span><text:span text:style-name="a395" text:class-names="">offers</text:span><text:span text:style-name="a3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08257in" svg:y="2.67125in" svg:width="1.44954in" svg:height="0.48624in" draw:id="id67" draw:style-name="a402" draw:name="Oval 6">
          <svg:title/>
          <svg:desc/>
          <text:p text:style-name="a401" text:class-names="" text:cond-style-name=""><text:span text:style-name="a399" text:class-names="">Checkout</text:span><text:span text:style-name="a40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2" draw:style-name="a403" draw:master-page-name="Master1-Layout1-title-Title-Slide" presentation:presentation-page-layout-name="Master1-PPL1" draw:id="Slide-257">
        <draw:frame draw:id="id68" presentation:style-name="a407" draw:name="Title 1" svg:x="1.66667in" svg:y="0in" svg:width="10in" svg:height="1.27716in" presentation:class="title" presentation:placeholder="false">
          <draw:text-box>
            <text:p text:style-name="a406" text:class-names="" text:cond-style-name=""><text:span text:style-name="a404" text:class-names="">Logi</text:span><text:span text:style-name="a405" text:class-names="">n</text:span></text:p>
          </draw:text-box>
          <svg:title/>
          <svg:desc/>
        </draw:frame>
        <draw:custom-shape svg:x="3.75229in" svg:y="2.67125in" svg:width="1.44954in" svg:height="0.48624in" draw:id="id69" draw:style-name="a411" draw:name="Oval 7">
          <svg:title/>
          <svg:desc/>
          <office:event-listeners>
            <presentation:event-listener script:event-name="dom:click" presentation:action="show" xlink:href="#Slide1" xlink:type="simple" xlink:show="embed" xlink:actuate="onRequest"/>
          </office:event-listeners>
          <text:p text:style-name="a410" text:class-names="" text:cond-style-name=""><text:span text:style-name="a408" text:class-names="">Home</text:span><text:span text:style-name="a40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52905in" svg:y="2.67125in" svg:width="1.44954in" svg:height="0.48624in" draw:id="id70" draw:style-name="a415" draw:name="Oval 8">
          <svg:title/>
          <svg:desc/>
          <office:event-listeners>
            <presentation:event-listener script:event-name="dom:click" presentation:action="show" xlink:href="#Slide2" xlink:type="simple" xlink:show="embed" xlink:actuate="onRequest"/>
          </office:event-listeners>
          <text:p text:style-name="a414" text:class-names="" text:cond-style-name=""><text:span text:style-name="a412" text:class-names="">Login</text:span><text:span text:style-name="a41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30581in" svg:y="2.67125in" svg:width="1.44954in" svg:height="0.48624in" draw:id="id71" draw:style-name="a421" draw:name="Oval 9">
          <svg:title/>
          <svg:desc/>
          <office:event-listeners>
            <presentation:event-listener script:event-name="dom:click" presentation:action="show" xlink:href="#Slide3" xlink:type="simple" xlink:show="embed" xlink:actuate="onRequest"/>
          </office:event-listeners>
          <text:p text:style-name="a420" text:class-names="" text:cond-style-name=""><text:span text:style-name="a416" text:class-names="">Special</text:span><text:span text:style-name="a417" text:class-names=""><text:s text:c="1"/></text:span><text:span text:style-name="a418" text:class-names="">offers</text:span><text:span text:style-name="a4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08257in" svg:y="2.67125in" svg:width="1.44954in" svg:height="0.48624in" draw:id="id72" draw:style-name="a425" draw:name="Oval 10">
          <svg:title/>
          <svg:desc/>
          <office:event-listeners>
            <presentation:event-listener script:event-name="dom:click" presentation:action="show" xlink:href="#Slide4" xlink:type="simple" xlink:show="embed" xlink:actuate="onRequest"/>
          </office:event-listeners>
          <text:p text:style-name="a424" text:class-names="" text:cond-style-name=""><text:span text:style-name="a422" text:class-names="">Checkout</text:span><text:span text:style-name="a4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3" draw:style-name="a426" draw:master-page-name="Master1-Layout1-title-Title-Slide" presentation:presentation-page-layout-name="Master1-PPL1" draw:id="Slide-258">
        <draw:frame draw:id="id73" presentation:style-name="a430" draw:name="Title 1" svg:x="1.97859in" svg:y="0in" svg:width="10in" svg:height="1.27716in" presentation:class="title" presentation:placeholder="false">
          <draw:text-box>
            <text:p text:style-name="a429" text:class-names="" text:cond-style-name=""><text:span text:style-name="a427" text:class-names="">Special offers</text:span><text:span text:style-name="a428" text:class-names=""/></text:p>
          </draw:text-box>
          <svg:title/>
          <svg:desc/>
        </draw:frame>
        <draw:custom-shape svg:x="3.75229in" svg:y="2.67125in" svg:width="1.44954in" svg:height="0.48624in" draw:id="id74" draw:style-name="a434" draw:name="Oval 7">
          <svg:title/>
          <svg:desc/>
          <office:event-listeners>
            <presentation:event-listener script:event-name="dom:click" presentation:action="show" xlink:href="#Slide1" xlink:type="simple" xlink:show="embed" xlink:actuate="onRequest"/>
          </office:event-listeners>
          <text:p text:style-name="a433" text:class-names="" text:cond-style-name=""><text:span text:style-name="a431" text:class-names="">Home</text:span><text:span text:style-name="a43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52905in" svg:y="2.67125in" svg:width="1.44954in" svg:height="0.48624in" draw:id="id75" draw:style-name="a438" draw:name="Oval 8">
          <svg:title/>
          <svg:desc/>
          <office:event-listeners>
            <presentation:event-listener script:event-name="dom:click" presentation:action="show" xlink:href="#Slide2" xlink:type="simple" xlink:show="embed" xlink:actuate="onRequest"/>
          </office:event-listeners>
          <text:p text:style-name="a437" text:class-names="" text:cond-style-name=""><text:span text:style-name="a435" text:class-names="">Login</text:span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30581in" svg:y="2.67125in" svg:width="1.44954in" svg:height="0.48624in" draw:id="id76" draw:style-name="a444" draw:name="Oval 9">
          <svg:title/>
          <svg:desc/>
          <office:event-listeners>
            <presentation:event-listener script:event-name="dom:click" presentation:action="show" xlink:href="#Slide3" xlink:type="simple" xlink:show="embed" xlink:actuate="onRequest"/>
          </office:event-listeners>
          <text:p text:style-name="a443" text:class-names="" text:cond-style-name=""><text:span text:style-name="a439" text:class-names="">Special</text:span><text:span text:style-name="a440" text:class-names=""><text:s text:c="1"/></text:span><text:span text:style-name="a441" text:class-names="">offers</text:span><text:span text:style-name="a44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08257in" svg:y="2.67125in" svg:width="1.44954in" svg:height="0.48624in" draw:id="id77" draw:style-name="a448" draw:name="Oval 10">
          <svg:title/>
          <svg:desc/>
          <office:event-listeners>
            <presentation:event-listener script:event-name="dom:click" presentation:action="show" xlink:href="#Slide4" xlink:type="simple" xlink:show="embed" xlink:actuate="onRequest"/>
          </office:event-listeners>
          <text:p text:style-name="a447" text:class-names="" text:cond-style-name=""><text:span text:style-name="a445" text:class-names="">Checkout</text:span><text:span text:style-name="a44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4" draw:style-name="a449" draw:master-page-name="Master1-Layout1-title-Title-Slide" presentation:presentation-page-layout-name="Master1-PPL1" draw:id="Slide-259">
        <draw:frame draw:id="id78" presentation:style-name="a455" draw:name="Title 1" svg:x="1.97859in" svg:y="0in" svg:width="10in" svg:height="1.27716in" presentation:class="title" presentation:placeholder="false">
          <draw:text-box>
            <text:p text:style-name="a454" text:class-names="" text:cond-style-name=""><text:span text:style-name="a450" text:class-names="">Check</text:span><text:span text:style-name="a451" text:class-names=""><text:s text:c="1"/></text:span><text:span text:style-name="a452" text:class-names="">out</text:span><text:span text:style-name="a453" text:class-names=""/></text:p>
          </draw:text-box>
          <svg:title/>
          <svg:desc/>
        </draw:frame>
        <draw:custom-shape svg:x="3.75229in" svg:y="2.67125in" svg:width="1.44954in" svg:height="0.48624in" draw:id="id79" draw:style-name="a459" draw:name="Oval 7">
          <svg:title/>
          <svg:desc/>
          <office:event-listeners>
            <presentation:event-listener script:event-name="dom:click" presentation:action="show" xlink:href="#Slide1" xlink:type="simple" xlink:show="embed" xlink:actuate="onRequest"/>
          </office:event-listeners>
          <text:p text:style-name="a458" text:class-names="" text:cond-style-name=""><text:span text:style-name="a456" text:class-names="">Home</text:span><text:span text:style-name="a45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52905in" svg:y="2.67125in" svg:width="1.44954in" svg:height="0.48624in" draw:id="id80" draw:style-name="a463" draw:name="Oval 8">
          <svg:title/>
          <svg:desc/>
          <office:event-listeners>
            <presentation:event-listener script:event-name="dom:click" presentation:action="show" xlink:href="#Slide2" xlink:type="simple" xlink:show="embed" xlink:actuate="onRequest"/>
          </office:event-listeners>
          <text:p text:style-name="a462" text:class-names="" text:cond-style-name=""><text:span text:style-name="a460" text:class-names="">Login</text:span><text:span text:style-name="a46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30581in" svg:y="2.67125in" svg:width="1.44954in" svg:height="0.48624in" draw:id="id81" draw:style-name="a469" draw:name="Oval 9">
          <svg:title/>
          <svg:desc/>
          <office:event-listeners>
            <presentation:event-listener script:event-name="dom:click" presentation:action="show" xlink:href="#Slide3" xlink:type="simple" xlink:show="embed" xlink:actuate="onRequest"/>
          </office:event-listeners>
          <text:p text:style-name="a468" text:class-names="" text:cond-style-name=""><text:span text:style-name="a464" text:class-names="">Special</text:span><text:span text:style-name="a465" text:class-names=""><text:s text:c="1"/></text:span><text:span text:style-name="a466" text:class-names="">offers</text:span><text:span text:style-name="a46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08257in" svg:y="2.67125in" svg:width="1.44954in" svg:height="0.48624in" draw:id="id82" draw:style-name="a473" draw:name="Oval 10">
          <svg:title/>
          <svg:desc/>
          <office:event-listeners>
            <presentation:event-listener script:event-name="dom:click" presentation:action="show" xlink:href="#Slide4" xlink:type="simple" xlink:show="embed" xlink:actuate="onRequest"/>
          </office:event-listeners>
          <text:p text:style-name="a472" text:class-names="" text:cond-style-name=""><text:span text:style-name="a470" text:class-names="">Checkout</text:span><text:span text:style-name="a47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port Shop</dc:title>
    <meta:initial-creator>Sultan .</meta:initial-creator>
    <dc:creator>Sultan .</dc:creator>
    <meta:creation-date>2020-02-25T16:55:48Z</meta:creation-date>
    <dc:date>2020-02-25T17:02:10Z</dc:date>
    <meta:editing-cycles>1</meta:editing-cycles>
    <meta:editing-duration>PT382S</meta:editing-duration>
    <meta:document-statistic meta:paragraph-count="20" meta:word-count="27"/>
  </office:meta>
</office:document-meta>
</file>